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, Lucidasans, 'Lucida Sans', 'Arial Unicode MS'"/>
    <style:font-face style:name="Bitstream Vera Sans" svg:font-family="'Bitstream Vera Sans'" style:font-pitch="variable"/>
    <style:font-face style:name="Tahoma" svg:font-family="Tahoma, Lucidasans, 'Lucida Sans', 'Arial Unicode MS'" style:font-pitch="variable"/>
    <style:font-face style:name="Nimbus Roman No9 L" svg:font-family="'Nimbus Roman No9 L'" style:font-family-generic="roman" style:font-pitch="variable"/>
  </office:font-face-decls>
  <office:automatic-styles>
    <style:style style:name="P1" style:family="paragraph" style:parent-style-name="Standard" style:list-style-name="L1"/>
    <style:style style:name="fr1" style:family="graphic" style:parent-style-name="Frame">
      <style:graphic-properties style:vertical-pos="from-top" style:vertical-rel="page" style:horizontal-pos="from-left" style:horizontal-rel="paragraph" fo:padding="0in" fo:border="none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</office:automatic-styles>
  <office:body>
    <office:text>
      <office:forms form:automatic-focus="false" form:apply-design-mode="false"/>
      <text:variable-decls>
        <text:variable-decl office:value-type="string" text:name="salutation"/>
        <text:variable-decl office:value-type="string" text:name="firstname"/>
        <text:variable-decl office:value-type="string" text:name="lastname"/>
        <text:variable-decl office:value-type="string" text:name="street"/>
        <text:variable-decl office:value-type="string" text:name="country"/>
        <text:variable-decl office:value-type="string" text:name="postalcode"/>
        <text:variable-decl office:value-type="string" text:name="city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2" text:anchor-type="page" text:anchor-page-number="1" svg:x="1.4783in" svg:y="2.0898in" svg:width="2.611in" draw:z-index="0">
        <draw:text-box fo:min-height="1.2366in">
          <text:section text:style-name="Sect1" text:name="Name" text:condition="ooow:NOT (lastname != &quot;&quot; OR firstname != &quot;&quot; OR salutation != &quot;&quot;)" text:display="condition">
            <text:p text:style-name="Frame_20_contents"><text:variable-set text:name="salutation" office:value-type="string">Mr.</text:variable-set><text:conditional-text text:condition="ooow:salutation" text:string-value-if-true=" " text:string-value-if-false=""> </text:conditional-text><text:variable-set text:name="firstname" office:value-type="string">Hugo</text:variable-set><text:conditional-text text:condition="ooow:salutation or firstname" text:string-value-if-true=" " text:string-value-if-false=""> </text:conditional-text><text:variable-set text:name="lastname" office:value-type="string">Testman</text:variable-set></text:p>
          </text:section>
          <text:section text:style-name="Sect1" text:name="Address" text:condition="ooow:street == &quot;&quot;" text:display="condition">
            <text:p text:style-name="Frame_20_contents"><text:variable-set text:name="street" office:value-type="string">Example Road 42</text:variable-set></text:p>
          </text:section>
          <text:section text:style-name="Sect1" text:name="country" text:condition="ooow:country == &quot;&quot; AND postalcode == &quot;&quot; AND city == &quot;&quot;" text:display="condition">
            <text:p text:style-name="Frame_20_contents"><text:variable-set text:name="country" office:value-type="string">A</text:variable-set><text:conditional-text text:condition="ooow:country" text:string-value-if-true="-" text:string-value-if-false="">-</text:conditional-text><text:variable-set text:name="postalcode" office:value-type="string">4711</text:variable-set><text:conditional-text text:condition="ooow:postalcode" text:string-value-if-true=" " text:string-value-if-false=""> </text:conditional-text><text:variable-set text:name="city" office:value-type="string">Nowhere</text:variable-set></text:p>
          </text:section>
          <text:p text:style-name="Frame_20_contents">bla</text:p>
        </draw:text-box>
      </draw:frame>
      <text:list xml:id="list2139777319" text:style-name="L1">
        <text:list-item>
          <text:p text:style-name="P1">first list item <text:variable-set text:name="salutation" office:value-type="string">Mr.</text:variable-set><text:conditional-text text:condition="ooow:salutation" text:string-value-if-true=" " text:string-value-if-false=""> </text:conditional-text><text:variable-set text:name="firstname" office:value-type="string">Hugo</text:variable-set><text:conditional-text text:condition="ooow:salutation or firstname" text:string-value-if-true=" " text:string-value-if-false=""> </text:conditional-text><text:variable-set text:name="lastname" office:value-type="string">Testman</text:variable-set></text:p>
        </text:list-item>
        <text:list-item>
          <text:p text:style-name="P1">second list item</text:p>
        </text:list-item>
        <text:list-item>
          <text:p text:style-name="P1">third list item</text:p>
        </text:list-item>
        <text:list-item>
          <text:p text:style-name="P1">fourth list item</text:p>
        </text:list-item>
        <text:list-item>
          <text:p text:style-name="P1">fifth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, Lucidasans, 'Lucida Sans', 'Arial Unicode MS'"/>
    <style:font-face style:name="Bitstream Vera Sans" svg:font-family="'Bitstream Vera Sans'" style:font-pitch="variable"/>
    <style:font-face style:name="Tahoma" svg:font-family="Tahoma, Lucidasans, 'Lucida Sans', 'Arial Unicode MS'" style:font-pitch="variable"/>
    <style:font-face style:name="Nimbus Roman No9 L" svg:font-family="'Nimbus Roman No9 L'" style:font-family-generic="roman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font-name-asian="Bitstream Vera Sans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8$Build-9502</meta:generator>
    <meta:creation-date>2005-03-04T15:14:26</meta:creation-date>
    <dc:date>2010-07-05T12:26:29</dc:date>
    <dc:language>en-US</dc:language>
    <meta:editing-cycles>12</meta:editing-cycles>
    <meta:editing-duration>PT01H24M13S</meta:editing-duration>
    <dc:creator>Ralf Schlatterbeck</dc:creator>
    <meta:document-statistic meta:table-count="0" meta:image-count="0" meta:object-count="0" meta:page-count="1" meta:paragraph-count="9" meta:word-count="30" meta:character-count="142"/>
    <meta:user-defined meta:name="Info 1"/>
    <meta:user-defined meta:name="Info 2"/>
    <meta:user-defined meta:name="Info 3"/>
    <meta:user-defined meta:name="Info 4"/>
  </office:meta>
</office:document-meta>
</file>